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4<text:s text:c="1"/>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SUPPLICATION (4:1, 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SHAME (4: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SANCTIFICATION (4: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SCRUTINY (4:4-5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THE SECURITY (4:7-8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 </dc:title>
    <meta:initial-creator>David STRICKLAND</meta:initial-creator>
    <dc:creator>David STRICKLAND</dc:creator>
    <meta:creation-date>2020-02-23T23:18:10Z</meta:creation-date>
    <dc:date>2020-02-23T23:18:10Z</dc:date>
    <meta:template xlink:href="BibleStudy" xlink:type="simple"/>
    <meta:editing-cycles>1</meta:editing-cycles>
    <meta:editing-duration>PT0S</meta:editing-duration>
    <meta:document-statistic meta:paragraph-count="6" meta:word-count="29"/>
  </office:meta>
</office:document-meta>
</file>